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1d717" officeooo:paragraph-rsid="0011d717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officeooo:rsid="0011d717" officeooo:paragraph-rsid="0011d717" style:font-weight-asian="bold" style:font-weight-complex="bold"/>
    </style:style>
    <style:style style:name="P3" style:family="paragraph" style:parent-style-name="Standard">
      <style:text-properties style:font-name="Arial1" fo:font-weight="bold" officeooo:rsid="0011d717" officeooo:paragraph-rsid="0011d717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Arial1" fo:font-weight="bold" officeooo:rsid="0014c1d8" officeooo:paragraph-rsid="0014c1d8" style:font-weight-asian="bold" style:font-weight-complex="bold"/>
    </style:style>
    <style:style style:name="P5" style:family="paragraph" style:parent-style-name="Standard">
      <style:paragraph-properties fo:break-before="page"/>
      <style:text-properties style:font-name="Arial1" fo:font-weight="bold" officeooo:rsid="0014e028" officeooo:paragraph-rsid="0014e028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Arial1" fo:font-weight="bold" officeooo:rsid="0015cd42" officeooo:paragraph-rsid="0015cd42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1" fo:font-weight="bold" officeooo:rsid="0017bd29" officeooo:paragraph-rsid="0017bd29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Arial1" fo:font-weight="bold" officeooo:rsid="001b459d" officeooo:paragraph-rsid="001b459d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Arial1" fo:font-weight="bold" officeooo:rsid="001ca58b" officeooo:paragraph-rsid="001ca58b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Arial1" fo:font-weight="bold" officeooo:rsid="001cde28" officeooo:paragraph-rsid="001cde28" style:font-weight-asian="bold" style:font-weight-complex="bold"/>
    </style:style>
    <style:style style:name="P11" style:family="paragraph" style:parent-style-name="Standard">
      <style:paragraph-properties fo:break-before="page"/>
      <style:text-properties style:font-name="Arial1" fo:font-weight="bold" officeooo:rsid="001d7988" officeooo:paragraph-rsid="001d7988" style:font-weight-asian="bold" style:font-weight-complex="bold"/>
    </style:style>
    <style:style style:name="P12" style:family="paragraph" style:parent-style-name="Standard">
      <style:paragraph-properties fo:break-before="page"/>
      <style:text-properties style:font-name="Arial1" fo:font-weight="bold" officeooo:rsid="00253949" officeooo:paragraph-rsid="00253949" style:font-weight-asian="bold" style:font-weight-complex="bold"/>
    </style:style>
    <style:style style:name="P13" style:family="paragraph" style:parent-style-name="Standard">
      <style:text-properties style:font-name="Arial1" officeooo:rsid="0013ad49" officeooo:paragraph-rsid="0013ad49"/>
    </style:style>
    <style:style style:name="P14" style:family="paragraph" style:parent-style-name="Standard">
      <style:text-properties style:font-name="Arial1" officeooo:rsid="0014c1d8" officeooo:paragraph-rsid="0014c1d8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9pt" fo:font-weight="bold" officeooo:rsid="0011d717" officeooo:paragraph-rsid="0011d717" style:font-size-asian="19pt" style:font-weight-asian="bold" style:font-size-complex="19pt" style:font-weight-complex="bold"/>
    </style:style>
    <style:style style:name="P16" style:family="paragraph" style:parent-style-name="Standard">
      <style:text-properties style:font-name="Arial1" officeooo:rsid="0014e028" officeooo:paragraph-rsid="0014e028"/>
    </style:style>
    <style:style style:name="P17" style:family="paragraph" style:parent-style-name="Standard">
      <style:text-properties style:font-name="Arial1" officeooo:rsid="0015cd42" officeooo:paragraph-rsid="0015cd42"/>
    </style:style>
    <style:style style:name="P18" style:family="paragraph" style:parent-style-name="Standard">
      <style:text-properties style:font-name="Arial1" officeooo:rsid="0017bd29" officeooo:paragraph-rsid="0017bd29"/>
    </style:style>
    <style:style style:name="P19" style:family="paragraph" style:parent-style-name="Standard">
      <style:paragraph-properties fo:break-before="page"/>
      <style:text-properties style:font-name="Arial1" officeooo:rsid="0017bd29" officeooo:paragraph-rsid="0017bd29"/>
    </style:style>
    <style:style style:name="P20" style:family="paragraph" style:parent-style-name="Standard">
      <style:text-properties style:font-name="Arial1" officeooo:rsid="0019a51e" officeooo:paragraph-rsid="0019a51e"/>
    </style:style>
    <style:style style:name="P21" style:family="paragraph" style:parent-style-name="Standard">
      <style:paragraph-properties fo:break-before="page"/>
      <style:text-properties style:font-name="Arial1" officeooo:rsid="0019a51e" officeooo:paragraph-rsid="0019a51e"/>
    </style:style>
    <style:style style:name="P22" style:family="paragraph" style:parent-style-name="Standard">
      <style:text-properties style:font-name="Arial1" officeooo:rsid="001b459d" officeooo:paragraph-rsid="001b459d"/>
    </style:style>
    <style:style style:name="P23" style:family="paragraph" style:parent-style-name="Standard">
      <style:paragraph-properties fo:break-before="page"/>
      <style:text-properties style:font-name="Arial1" officeooo:rsid="001b459d" officeooo:paragraph-rsid="001b459d"/>
    </style:style>
    <style:style style:name="P24" style:family="paragraph" style:parent-style-name="Standard">
      <style:text-properties style:font-name="Arial1" officeooo:rsid="001bb73f" officeooo:paragraph-rsid="001bb73f"/>
    </style:style>
    <style:style style:name="P25" style:family="paragraph" style:parent-style-name="Standard">
      <style:text-properties style:font-name="Arial1" officeooo:rsid="001ca58b" officeooo:paragraph-rsid="001ca58b"/>
    </style:style>
    <style:style style:name="P26" style:family="paragraph" style:parent-style-name="Standard">
      <style:paragraph-properties fo:break-before="page"/>
      <style:text-properties style:font-name="Arial1" officeooo:rsid="001ca58b" officeooo:paragraph-rsid="001ca58b"/>
    </style:style>
    <style:style style:name="P27" style:family="paragraph" style:parent-style-name="Standard">
      <style:text-properties style:font-name="Arial1" officeooo:rsid="001ca58b" officeooo:paragraph-rsid="001cde28"/>
    </style:style>
    <style:style style:name="P28" style:family="paragraph" style:parent-style-name="Standard">
      <style:text-properties style:font-name="Arial1" officeooo:rsid="001cde28" officeooo:paragraph-rsid="001cde28"/>
    </style:style>
    <style:style style:name="P29" style:family="paragraph" style:parent-style-name="Standard">
      <style:text-properties style:font-name="Arial1" officeooo:rsid="001d7988" officeooo:paragraph-rsid="001d7988"/>
    </style:style>
    <style:style style:name="P30" style:family="paragraph" style:parent-style-name="Standard">
      <style:text-properties style:font-name="Arial1" fo:font-size="12pt" officeooo:rsid="00134826" officeooo:paragraph-rsid="001d7988" style:font-size-asian="12pt" style:font-size-complex="12pt"/>
    </style:style>
    <style:style style:name="P31" style:family="paragraph" style:parent-style-name="Standard">
      <style:text-properties style:font-name="Arial1" fo:font-size="12pt" officeooo:rsid="001d7988" officeooo:paragraph-rsid="001d7988" style:font-size-asian="12pt" style:font-size-complex="12pt"/>
    </style:style>
    <style:style style:name="P32" style:family="paragraph" style:parent-style-name="Standard">
      <style:paragraph-properties fo:break-before="page"/>
      <style:text-properties style:font-name="Arial1" fo:font-size="12pt" officeooo:rsid="001d7988" officeooo:paragraph-rsid="001d7988" style:font-size-asian="12pt" style:font-size-complex="12pt"/>
    </style:style>
    <style:style style:name="P33" style:family="paragraph" style:parent-style-name="Standard">
      <style:text-properties style:font-name="Arial1" fo:font-size="12pt" officeooo:rsid="001d99fb" officeooo:paragraph-rsid="001d99fb" style:font-size-asian="12pt" style:font-size-complex="12pt"/>
    </style:style>
    <style:style style:name="P34" style:family="paragraph" style:parent-style-name="Standard">
      <style:text-properties style:font-name="Arial1" fo:font-size="12pt" officeooo:rsid="001e6866" officeooo:paragraph-rsid="001e6866" style:font-size-asian="12pt" style:font-size-complex="12pt"/>
    </style:style>
    <style:style style:name="P35" style:family="paragraph" style:parent-style-name="Standard">
      <style:text-properties style:font-name="Arial1" fo:font-size="12pt" officeooo:rsid="001ee253" officeooo:paragraph-rsid="001ee253" style:font-size-asian="12pt" style:font-size-complex="12pt"/>
    </style:style>
    <style:style style:name="P36" style:family="paragraph" style:parent-style-name="Standard">
      <style:text-properties style:font-name="Arial1" fo:font-size="12pt" officeooo:rsid="00253949" officeooo:paragraph-rsid="00253949" style:font-size-asian="12pt" style:font-size-complex="12pt"/>
    </style:style>
    <style:style style:name="P37" style:family="paragraph" style:parent-style-name="Standard">
      <style:paragraph-properties fo:break-before="page"/>
      <style:text-properties style:font-name="Arial1" fo:font-size="12pt" fo:font-weight="bold" officeooo:rsid="001d99fb" officeooo:paragraph-rsid="001d99fb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Arial1" officeooo:rsid="00134826" officeooo:paragraph-rsid="001d7988"/>
    </style:style>
    <style:style style:name="P39" style:family="paragraph" style:parent-style-name="Standard">
      <style:text-properties style:font-name="Arial1" officeooo:rsid="00253949" officeooo:paragraph-rsid="00253949"/>
    </style:style>
    <style:style style:name="P40" style:family="paragraph" style:parent-style-name="Standard">
      <style:text-properties style:font-name="Liberation Mono" fo:font-size="10pt" officeooo:rsid="001ca58b" officeooo:paragraph-rsid="001ca58b" style:font-size-asian="10pt" style:font-size-complex="10pt"/>
    </style:style>
    <style:style style:name="P41" style:family="paragraph" style:parent-style-name="Standard">
      <style:text-properties style:font-name="Liberation Mono" fo:font-size="10pt" officeooo:rsid="00134826" officeooo:paragraph-rsid="001d7988" style:font-size-asian="10pt" style:font-size-complex="10pt"/>
    </style:style>
    <style:style style:name="P42" style:family="paragraph" style:parent-style-name="Standard">
      <style:text-properties style:font-name="Arial1" officeooo:rsid="0014c1d8" officeooo:paragraph-rsid="0014c1d8"/>
    </style:style>
    <style:style style:name="P43" style:family="paragraph" style:parent-style-name="Standard">
      <style:text-properties style:font-name="Arial1" officeooo:rsid="002b6b6e" officeooo:paragraph-rsid="002b6b6e"/>
    </style:style>
    <style:style style:name="P44" style:family="paragraph" style:parent-style-name="Standard">
      <style:text-properties style:font-name="Arial1" officeooo:rsid="0014e028" officeooo:paragraph-rsid="0014e028"/>
    </style:style>
    <style:style style:name="P45" style:family="paragraph" style:parent-style-name="Standard">
      <style:text-properties style:font-name="Arial1" officeooo:rsid="002c1b6d" officeooo:paragraph-rsid="002c1b6d"/>
    </style:style>
    <style:style style:name="P46" style:family="paragraph" style:parent-style-name="Standard">
      <style:text-properties style:font-name="Arial1" officeooo:rsid="0017bd29" officeooo:paragraph-rsid="0017bd29"/>
    </style:style>
    <style:style style:name="P47" style:family="paragraph" style:parent-style-name="Standard">
      <style:text-properties style:font-name="Arial1" officeooo:rsid="0017bd29" officeooo:paragraph-rsid="002ec38a"/>
    </style:style>
    <style:style style:name="P48" style:family="paragraph" style:parent-style-name="Standard">
      <style:text-properties style:font-name="Arial1" officeooo:rsid="0019a51e" officeooo:paragraph-rsid="0019a51e"/>
    </style:style>
    <style:style style:name="P49" style:family="paragraph" style:parent-style-name="Standard">
      <style:text-properties style:font-name="Arial1" officeooo:rsid="0019a51e" officeooo:paragraph-rsid="002efb03"/>
    </style:style>
    <style:style style:name="P50" style:family="paragraph" style:parent-style-name="Standard">
      <style:text-properties style:font-name="Arial1" officeooo:rsid="001bb73f" officeooo:paragraph-rsid="001bb73f"/>
    </style:style>
    <style:style style:name="P51" style:family="paragraph" style:parent-style-name="Standard">
      <style:paragraph-properties fo:break-before="page"/>
      <style:text-properties style:font-name="Arial1" officeooo:rsid="001bb73f" officeooo:paragraph-rsid="001bb73f"/>
    </style:style>
    <style:style style:name="P52" style:family="paragraph" style:parent-style-name="Standard">
      <style:text-properties style:font-name="Arial1" officeooo:rsid="001b459d" officeooo:paragraph-rsid="001b459d"/>
    </style:style>
    <style:style style:name="P53" style:family="paragraph" style:parent-style-name="Standard">
      <style:text-properties style:font-name="Arial1" officeooo:rsid="001d7988" officeooo:paragraph-rsid="001d7988"/>
    </style:style>
    <style:style style:name="P54" style:family="paragraph" style:parent-style-name="Standard">
      <style:text-properties style:font-name="Arial1" fo:font-size="12pt" officeooo:rsid="0034dbab" officeooo:paragraph-rsid="0034dbab" style:font-size-asian="12pt" style:font-size-complex="12pt"/>
    </style:style>
    <style:style style:name="P55" style:family="paragraph" style:parent-style-name="Standard">
      <style:text-properties style:font-name="Arial1" fo:font-size="12pt" officeooo:rsid="00360d8c" officeooo:paragraph-rsid="00360d8c" style:font-size-asian="12pt" style:font-size-complex="12pt"/>
    </style:style>
    <style:style style:name="P56" style:family="paragraph" style:parent-style-name="Standard">
      <style:text-properties style:font-name="Arial1" officeooo:rsid="00360d8c" officeooo:paragraph-rsid="00360d8c"/>
    </style:style>
    <style:style style:name="P57" style:family="paragraph" style:parent-style-name="Standard">
      <style:text-properties style:font-name="Arial1" officeooo:rsid="00365be3" officeooo:paragraph-rsid="00365be3"/>
    </style:style>
    <style:style style:name="P58" style:family="paragraph" style:parent-style-name="Standard">
      <style:text-properties style:font-name="Arial1" officeooo:rsid="00379474" officeooo:paragraph-rsid="00379474"/>
    </style:style>
    <style:style style:name="P59" style:family="paragraph" style:parent-style-name="Standard">
      <style:text-properties style:font-name="Arial1" officeooo:rsid="00380012" officeooo:paragraph-rsid="00380012"/>
    </style:style>
    <style:style style:name="P60" style:family="paragraph" style:parent-style-name="Standard">
      <style:text-properties style:font-name="Arial1" officeooo:rsid="00380012" officeooo:paragraph-rsid="00387d54"/>
    </style:style>
    <style:style style:name="P61" style:family="paragraph" style:parent-style-name="Standard">
      <style:text-properties style:font-name="Arial1" officeooo:rsid="00387d54" officeooo:paragraph-rsid="00387d54"/>
    </style:style>
    <style:style style:name="P62" style:family="paragraph" style:parent-style-name="Standard">
      <style:text-properties style:font-name="Arial" officeooo:rsid="0017bd29" officeooo:paragraph-rsid="0017bd29"/>
    </style:style>
    <style:style style:name="P63" style:family="paragraph" style:parent-style-name="Standard">
      <style:text-properties style:font-name="Liberation Mono" fo:font-size="10pt" officeooo:rsid="001ca58b" officeooo:paragraph-rsid="001ca58b" style:font-size-asian="10pt" style:font-size-complex="10pt"/>
    </style:style>
    <style:style style:name="T1" style:family="text">
      <style:text-properties officeooo:rsid="0013ad49"/>
    </style:style>
    <style:style style:name="T2" style:family="text">
      <style:text-properties officeooo:rsid="0019a51e"/>
    </style:style>
    <style:style style:name="T3" style:family="text">
      <style:text-properties officeooo:rsid="001b459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cde28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cde28" fo:background-color="#ffff00" loext:char-shading-value="0"/>
    </style:style>
    <style:style style:name="T8" style:family="text">
      <style:text-properties officeooo:rsid="001d7988"/>
    </style:style>
    <style:style style:name="T9" style:family="text">
      <style:text-properties officeooo:rsid="001eb79c"/>
    </style:style>
    <style:style style:name="T10" style:family="text">
      <style:text-properties officeooo:rsid="001ee253"/>
    </style:style>
    <style:style style:name="T11" style:family="text">
      <style:text-properties officeooo:rsid="00217b54"/>
    </style:style>
    <style:style style:name="T12" style:family="text">
      <style:text-properties officeooo:rsid="00253949"/>
    </style:style>
    <style:style style:name="T13" style:family="text">
      <style:text-properties officeooo:rsid="00287b7c"/>
    </style:style>
    <style:style style:name="T14" style:family="text">
      <style:text-properties officeooo:rsid="0029d021"/>
    </style:style>
    <style:style style:name="T15" style:family="text">
      <style:text-properties officeooo:rsid="002c1b6d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officeooo:rsid="0034dbab"/>
    </style:style>
    <style:style style:name="T18" style:family="text">
      <style:text-properties officeooo:rsid="00360d8c"/>
    </style:style>
    <style:style style:name="T19" style:family="text">
      <style:text-properties officeooo:rsid="00365be3"/>
    </style:style>
    <style:style style:name="T20" style:family="text">
      <style:text-properties officeooo:rsid="00377639"/>
    </style:style>
    <style:style style:name="T21" style:family="text">
      <style:text-properties officeooo:rsid="00379474"/>
    </style:style>
    <style:style style:name="T22" style:family="text">
      <style:text-properties officeooo:rsid="00380012"/>
    </style:style>
    <style:style style:name="T23" style:family="text">
      <style:text-properties officeooo:rsid="00387d54"/>
    </style:style>
    <style:style style:name="T24" style:family="text">
      <style:text-properties officeooo:rsid="0039b53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2022 Fall CPSC 240-1 Midterm Test Concepts</text:p>
      <text:p text:style-name="P2">October 10, 2022: <text:s/>12:00m -2:59pm</text:p>
      <text:p text:style-name="P1"/>
      <text:p text:style-name="P1"/>
      <text:p text:style-name="P1"/>
      <text:p text:style-name="P3">Policies</text:p>
      <text:p text:style-name="P1"/>
      <text:p text:style-name="P1">Place answers in this document in the space immediately below each question.</text:p>
      <text:p text:style-name="P1"/>
      <text:p text:style-name="P1">Add your name and email address on the last page.</text:p>
      <text:p text:style-name="P1"/>
      <text:p text:style-name="P1">Return this document with the answers before the stated end time: 2:59pm</text:p>
      <text:p text:style-name="P1"/>
      <text:p text:style-name="P1">Test<text:span text:style-name="T1">s</text:span> received after the end time will be discarded.</text:p>
      <text:p text:style-name="P1"/>
      <text:p text:style-name="P1">The return document must be in one of these 3 formats: doc, docx, or odt. <text:s/><text:span text:style-name="T12">D</text:span><text:span text:style-name="T1">ocuments in another format will be discarded.</text:span></text:p>
      <text:p text:style-name="P1"/>
      <text:p text:style-name="P1">Suggestion: If your computer does not have a full power word processor like MS Word, then use Google Docs.</text:p>
      <text:p text:style-name="P1"/>
      <text:p text:style-name="P13">You are responsible for your own equipment. <text:s/>Make sure your laptop has a full charge or is plugged into 120 volt electricity. <text:s/>Make sure your internet connection is secure and stable.</text:p>
      <text:p text:style-name="P13"/>
      <text:p text:style-name="P14">Excuses used in the past in attempts to gain more time:</text:p>
      <text:p text:style-name="P14">My internet disconnected when I went to submit the test.</text:p>
      <text:p text:style-name="P14">My battery ran out of charge a few minutes before I planned to submit the test.</text:p>
      <text:p text:style-name="P14">My home had a electrical black out during the time period of this test.</text:p>
      <text:p text:style-name="P14"/>
      <text:p text:style-name="P14">The point value of this test is 100 points. <text:s/>The more complex questions have a higher point value then the simple questions although the points of individual questions are not now shown on this test document.</text:p>
      <text:p text:style-name="P14"/>
      <text:p text:style-name="P14">“<text:span text:style-name="T2">IEEE” is sometimes used in place of “IEEE754”.</text:span></text:p>
      <text:p text:style-name="P14"/>
      <text:p text:style-name="P20">If the answer “blank” is written for any question then that question receives 20% of the points for that question.</text:p>
      <text:p text:style-name="P14"/>
      <text:p text:style-name="P14"/>
      <text:p text:style-name="P14"/>
      <text:p text:style-name="P14"/>
      <text:p text:style-name="P14"/>
      <text:p text:style-name="P4">Cultural section</text:p>
      <text:p text:style-name="P14"/>
      <text:p text:style-name="P14"/>
      <text:p text:style-name="P14"><text:span text:style-name="T13">1. <text:s/></text:span>Who is the king of educating people about assembly language topics?</text:p>
      <text:p text:style-name="P14"/>
      <text:p text:style-name="P43"><text:span text:style-name="T19">Chris </text:span>Creel</text:p>
      <text:p text:style-name="P43">Johnson Tong</text:p>
      <text:p text:style-name="P14"/>
      <text:p text:style-name="P14"/>
      <text:p text:style-name="P14"/>
      <text:p text:style-name="P14"/>
      <text:p text:style-name="P14"><text:span text:style-name="T13">2. <text:s/></text:span>What did Babbage create whose close relative we use today?</text:p>
      <text:p text:style-name="P14"/>
      <text:p text:style-name="P43">Tens compliment</text:p>
      <text:p text:style-name="P14"/>
      <text:p text:style-name="P14"/>
      <text:p text:style-name="P14"/>
      <text:p text:style-name="P14"/>
      <text:p text:style-name="P14"/>
      <text:p text:style-name="P14"><text:span text:style-name="T13">3. <text:s/></text:span>What is the name of the new under ocean cable between US and Europe?</text:p>
      <text:p text:style-name="P14"/>
      <text:p text:style-name="P43">Grace Hopper cable</text:p>
      <text:p text:style-name="P14"/>
      <text:p text:style-name="P14"/>
      <text:p text:style-name="P14"/>
      <text:p text:style-name="P14"/>
      <text:p text:style-name="P14"/>
      <text:p text:style-name="P14"/>
      <text:p text:style-name="P5">License section</text:p>
      <text:p text:style-name="P16"/>
      <text:p text:style-name="P16"><text:span text:style-name="T13">4. <text:s/></text:span>What are the privileges granted by a standard open source license?</text:p>
      <text:p text:style-name="P16"/>
      <text:p text:style-name="P16"/>
      <text:p text:style-name="P43"><text:span text:style-name="T15">In short, </text:span>they allow software to be freely used, modified, and shared</text:p>
      <text:p text:style-name="P16"/>
      <text:p text:style-name="P16">1. The right to receive a copy of the source code along with executable file(s) and to install the</text:p>
      <text:p text:style-name="P16">program on multiple platforms</text:p>
      <text:p text:style-name="P16">2. The right to distribute copies of the program by any means including electronic</text:p>
      <text:p text:style-name="P16">transmissions.</text:p>
      <text:p text:style-name="P16">3. The right to modify the source code and run the modified program on multiple platforms</text:p>
      <text:p text:style-name="P16">4. The right to distribute the modified program via any media.</text:p>
      <text:p text:style-name="P16"/>
      <text:p text:style-name="P16"/>
      <text:p text:style-name="P16"/>
      <text:p text:style-name="P16"/>
      <text:p text:style-name="P16"/>
      <text:p text:style-name="P16"/>
      <text:p text:style-name="P39"><text:span text:style-name="T13">5. <text:s/></text:span>What is the license applied to the Jorgensen book?</text:p>
      <text:p text:style-name="P16"/>
      <text:p text:style-name="P43">CC BY NC SA licens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Endians</text:p>
      <text:p text:style-name="P17"/>
      <text:p text:style-name="P18">Unless specified differently, the “natural order” is assumed to be left-to-right for text and increasing order of indices for arrays.</text:p>
      <text:p text:style-name="P17"/>
      <text:p text:style-name="P17"/>
      <text:p text:style-name="P17"/>
      <text:p text:style-name="P17"><text:span text:style-name="T13">6. <text:s/></text:span>Here is an integer written in little endian: 0x547C 0518 03C0 0180.</text:p>
      <text:p text:style-name="P17">What is the same integer written in big endian?</text:p>
      <text:p text:style-name="P17"/>
      <text:p text:style-name="P17"/>
      <text:p text:style-name="P45">0x80 01 C0 03 18 05 7C 54</text:p>
      <text:p text:style-name="P17"/>
      <text:p text:style-name="P17"/>
      <text:p text:style-name="P17"/>
      <text:p text:style-name="P17"><text:span text:style-name="T13">7. <text:s/></text:span>0x4065 20B9 2004 C83F is a float number written in <text:span text:style-name="T11">l</text:span>ittle endian. <text:s/>What is the true exponent written in decimal?</text:p>
      <text:p text:style-name="P17"/>
      <text:p text:style-name="P17"/>
      <text:p text:style-name="P45">blank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IEEE numbers</text:p>
      <text:p text:style-name="P18"/>
      <text:p text:style-name="P18"/>
      <text:p text:style-name="P18"/>
      <text:p text:style-name="P18"/>
      <text:p text:style-name="P18"><text:span text:style-name="T13">8. <text:s/></text:span>What is positive infinity in both hex and in decimal? <text:s/>Two answers required.</text:p>
      <text:p text:style-name="P18"/>
      <text:p text:style-name="P45">Hex: 0x7FF0000000000000</text:p>
      <text:p text:style-name="P45">Decimal: (7 × 16¹⁵) + (15 × 16¹⁴) + (15 × 16¹³) + (0 × 16¹²) + (0 × 16¹¹) + (0 × 16¹⁰) + (0 × 16⁹) + (0 × 16⁸) + (0 × 16⁷) + (0 × 16⁶) + (0 × 16⁵) + (0 × 16⁴) + (0 × 16³) + (0 × 16²) + (0 × 16¹) + (0 × 16⁰) = 9218868437227405312</text:p>
      <text:p text:style-name="P62"><text:span text:style-name="T16"/></text:p>
      <text:p text:style-name="P18"/>
      <text:p text:style-name="P18"/>
      <text:p text:style-name="P18"/>
      <text:p text:style-name="P18"><text:span text:style-name="T13">9. <text:s/></text:span>What is the value of (2/3)^1 + (2/3)^2 + (2/3)^3 + (2/3)^4 + ... + (2/3)^27?</text:p>
      <text:p text:style-name="P18">Simplify numeric answers to the point where further simplification requires a machine.</text:p>
      <text:p text:style-name="P18"/>
      <text:p text:style-name="P18"/>
      <text:p text:style-name="P18">Geometric sum:(1-R^(n – 1))/(1-R)</text:p>
      <text:p text:style-name="P18"/>
      <text:p text:style-name="P18">1-(2/3)^(27-1) = 1 – (2/3)^26</text:p>
      <text:p text:style-name="P18"/>
      <text:p text:style-name="P18">Answer:</text:p>
      <text:p text:style-name="P47">(1– (2/3)^26)/ (1/3) <text:tab/><text:tab/>&lt;===== as far as we can go without a calculator </text:p>
      <text:p text:style-name="P18"/>
      <text:p text:style-name="P19"><text:span text:style-name="T13">10. <text:s/></text:span>Convert <text:span text:style-name="T12">33</text:span>.9 to IEEE. <text:s text:c="2"/></text:p>
      <text:p text:style-name="P18"/>
      <text:p text:style-name="P20">As usual show sufficient steps that the grader will be convinced that you know the algorithm. <text:s/>A correct answer with no accompanying solution is assumed to come from a calculator, <text:span text:style-name="T3">and has no point value.</text:span></text:p>
      <text:p text:style-name="P20"/>
      <text:p text:style-name="P20">0 1 2 3 4 5 6 7 8 9 A B C D E F</text:p>
      <text:p text:style-name="P20">Start with whole number (33)</text:p>
      <text:p text:style-name="P20"/>
      <text:p text:style-name="P20">33 = 100001 in binary</text:p>
      <text:p text:style-name="P20"/>
      <text:p text:style-name="P20">Next, decimal</text:p>
      <text:p text:style-name="P20">.9 * 2 = 1.8</text:p>
      <text:p text:style-name="P20">.8 * 2 = 1.6</text:p>
      <text:p text:style-name="P20">.6 * 2 = 1.2</text:p>
      <text:p text:style-name="P20">.2 * 2 = 0.4</text:p>
      <text:p text:style-name="P20">.4 * 2 = 0.8</text:p>
      <text:p text:style-name="P20"/>
      <text:p text:style-name="P20">Now have pattern: 0.<text:span text:style-name="T20">111001110011100</text:span>…</text:p>
      <text:p text:style-name="P20"/>
      <text:p text:style-name="P20">Combining whole number and decimal:</text:p>
      <text:p text:style-name="P20">100001.<text:span text:style-name="T20">1110011001100 </text:span>x2^0</text:p>
      <text:p text:style-name="P49">1.00001<text:span text:style-name="T20">1110011001100</text:span> x2^<text:span text:style-name="T19">5</text:span></text:p>
      <text:p text:style-name="P49"/>
      <text:p text:style-name="P49">Stored exp = <text:span text:style-name="T19">1023</text:span> + <text:span text:style-name="T19">5</text:span> = <text:span text:style-name="T19">1028 = 0x404</text:span></text:p>
      <text:p text:style-name="P49"/>
      <text:p text:style-name="P57">1.0000 1<text:span text:style-name="T20">111 0011 0011</text:span> ….until 52 bits</text:p>
      <text:p text:style-name="P49"/>
      <text:p text:style-name="P20"><text:span text:style-name="T21">Answer: </text:span>0x40<text:span text:style-name="T19">4</text:span>0 <text:span text:style-name="T20">F333 3333 ….</text:span><text:span text:style-name="T21">until 52 bits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13">11. <text:s/></text:span>Convert big endian float number 0x<text:span text:style-name="T12">3FB</text:span>C C000 0000 0000 to decimal.</text:p>
      <text:p text:style-name="P20"/>
      <text:p text:style-name="P22">As usual show your steps.</text:p>
      <text:p text:style-name="P22"/>
      <text:p text:style-name="P22">0x3FB – 0x3FF = -(0x3FF – 0x3FB) = -4</text:p>
      <text:p text:style-name="P22"/>
      <text:p text:style-name="P22">Number we want is 1.1111 x 2^-4</text:p>
      <text:p text:style-name="P22">11111 x 2^-8</text:p>
      <text:p text:style-name="P22">31 x 2^-8<text:tab/>&lt;====Answer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14">12. <text:s/></text:span>Convert <draw:frame draw:style-name="fr1" draw:name="Object1" text:anchor-type="as-char" svg:y="-0.2437in" svg:width="0.3071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/>to IEEE. <text:s/>Show the usual steps.</text:p>
      <text:p text:style-name="P22"/>
      <text:p text:style-name="P22">Start with whole number:</text:p>
      <text:p text:style-name="P22">2 = 0010</text:p>
      <text:p text:style-name="P22"/>
      <text:p text:style-name="P22">Next, Fractional part:</text:p>
      <text:p text:style-name="P22">4/9 * 2 = 0+8/9</text:p>
      <text:p text:style-name="P22">8/9 * 2 = 1 + 7/9</text:p>
      <text:p text:style-name="P22">7/9 * 2 = 1 + 5/9</text:p>
      <text:p text:style-name="P22">5/9 * 2 = 1 + 1/9</text:p>
      <text:p text:style-name="P22">1/9 * 2 = 0+2/9</text:p>
      <text:p text:style-name="P22">2/9 * 2 = 0+4/9</text:p>
      <text:p text:style-name="P22">4/9 * 2 = 0+8/9</text:p>
      <text:p text:style-name="P22">Now have pattern</text:p>
      <text:p text:style-name="P22"/>
      <text:p text:style-name="P22">0010.0111 0111 0111 <text:span text:style-name="T21">x 2^0</text:span></text:p>
      <text:p text:style-name="P58">1.0011 1011 1011 x 2^1</text:p>
      <text:p text:style-name="P58"/>
      <text:p text:style-name="P58">stored exp = 1023 + 1 = 1024 = 0x400</text:p>
      <text:p text:style-name="P58"/>
      <text:p text:style-name="P58">Answer: 0x4003 <text:span text:style-name="T24">BBBB BBBB..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Integer<text:span text:style-name="T12">s and arithmetic</text:span></text:p>
      <text:p text:style-name="P22"/>
      <text:p text:style-name="P22"/>
      <text:p text:style-name="P24"><text:span text:style-name="T14">13. <text:s/></text:span>Perform the subtraction below. <text:s/>Subtract one big endian from another big endian. <text:s/>As usual show your steps. <text:s text:c="2"/>Spaces are inserted to facilitate carrying and borrowing.</text:p>
      <text:p text:style-name="P24"/>
      <text:p text:style-name="P24"/>
      <text:p text:style-name="P24"/>
      <text:p text:style-name="P24"/>
      <text:p text:style-name="P24"/>
      <text:p text:style-name="P24"><text:tab/><text:tab/>C<text:tab/>7<text:tab/>0<text:tab/>D<text:tab/>9<text:tab/>3<text:tab/>A<text:tab/>B</text:p>
      <text:p text:style-name="P24"><text:tab/> <text:s text:c="3"/>-<text:tab/><text:span text:style-name="T4">A<text:tab/>9<text:tab/>2<text:tab/>6<text:tab/>F<text:tab/>4<text:tab/>A<text:tab/>F</text:span></text:p>
      <text:p text:style-name="P24"/>
      <text:p text:style-name="P24"/>
      <text:p text:style-name="P24"/>
      <text:p text:style-name="P24"/>
      <text:p text:style-name="P24"/>
      <text:p text:style-name="P59">Blank</text:p>
      <text:p text:style-name="P24"/>
      <text:p text:style-name="P24"/>
      <text:p text:style-name="P24"/>
      <text:p text:style-name="P24"/>
      <text:p text:style-name="P24"/>
      <text:p text:style-name="P24"/>
      <text:p text:style-name="P51"><text:span text:style-name="T14">14. <text:s/></text:span>In a six digit Babbage machine what is the negative of 753190?</text:p>
      <text:p text:style-name="P24"/>
      <text:p text:style-name="P24">0 1 2 3 4 5 6 7 8 9</text:p>
      <text:p text:style-name="P24"/>
      <text:p text:style-name="P24">753190</text:p>
      <text:p text:style-name="P24"/>
      <text:p text:style-name="P56">246809</text:p>
      <text:p text:style-name="P56">+ <text:s text:c="7"/>1</text:p>
      <text:p text:style-name="P56">-----------</text:p>
      <text:p text:style-name="P56">246810 &lt;======Answer</text:p>
      <text:p text:style-name="P24"/>
      <text:p text:style-name="P12">Memory</text:p>
      <text:p text:style-name="P25"/>
      <text:p text:style-name="P25"/>
      <text:p text:style-name="P25"><text:span text:style-name="T14">15. <text:s/></text:span>How many bytes (not qwords) are in the current AR? <text:s/>Pick an answer.</text:p>
      <text:p text:style-name="P25"/>
      <text:p text:style-name="P25">a) <text:s/>8*(rbp-rsp)</text:p>
      <text:p text:style-name="P25">b) <text:s/>(rbp-rsp)/8+1</text:p>
      <text:p text:style-name="P25">c) <text:s/>rbp-rsp + 8<text:tab/><text:tab/>&lt;<text:span text:style-name="T18">======Choosing Answer C</text:span></text:p>
      <text:p text:style-name="P25">d) <text:s/>rbp-rsp + 1</text:p>
      <text:p text:style-name="P25">e) <text:s/>rsp-rbp</text:p>
      <text:p text:style-name="P25">f) <text:s/>None of these.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14">16. <text:s/></text:span>Suppose a C++ (or C) function is going to call another function. <text:s/>What does the call statement place at the front end of the old AR before creating the new AR?</text:p>
      <text:p text:style-name="P25"/>
      <text:p text:style-name="P25"/>
      <text:p text:style-name="P25">8 byte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14">17. <text:s/></text:span>Here is a memory dump made during the run of a program. <text:s/>Separate the activation records from each other by inserting a blank line between adjacent ARs. <text:s/>(If you choose the blank option then record "blank".)</text:p>
      <text:p text:style-name="P25"/>
      <text:p text:style-name="P40">Offset <text:s text:c="3"/>Address <text:s text:c="10"/>Value</text:p>
      <text:p text:style-name="P40"><text:s/>+480 <text:s/>00007fff9a5122e0 <text:s/>0000000000000000</text:p>
      <text:p text:style-name="P40"><text:s/>+472 <text:s/>00007fff9a5122d8 <text:s/>00007fff9a512380</text:p>
      <text:p text:style-name="P40"/>
      <text:p text:style-name="P40"><text:s/>+464 <text:s/>00007fff9a5122d0 <text:s/>0000000000401070</text:p>
      <text:p text:style-name="P40"><text:s/>+456 <text:s/>00007fff9a5122c8 <text:s/>107a4d83db79292f</text:p>
      <text:p text:style-name="P40"/>
      <text:p text:style-name="P40"><text:s/>+448 <text:s/>00007fff9a5122c0 <text:s/>0000000000401900</text:p>
      <text:p text:style-name="P40"><text:s/>+440 <text:s/>00007fff9a5122b8 <text:s/>0000000000401156</text:p>
      <text:p text:style-name="P40"/>
      <text:p text:style-name="P40"><text:s/>+432 <text:s/>00007fff9a5122b0 <text:s/>0000000100011c00</text:p>
      <text:p text:style-name="P40"><text:s/>+424 <text:s/>00007fff9a5122a8 <text:s/>00007fff9a512388</text:p>
      <text:p text:style-name="P40"/>
      <text:p text:style-name="P40"><text:s/>+416 <text:s/>00007fff9a5122a0 <text:s/>00007fb3c0345b80</text:p>
      <text:p text:style-name="P40"><text:s/>+408 <text:s/>00007fff9a512298 <text:s/>00007fb3c017d083</text:p>
      <text:p text:style-name="P40"/>
      <text:p text:style-name="P40"><text:s/>+400 <text:s/>00007fff9a512290 <text:s/>0000000000000000</text:p>
      <text:p text:style-name="P40"><text:s/>+392 <text:s/>00007fff9a512288 <text:s/>0000000000000000</text:p>
      <text:p text:style-name="P40"/>
      <text:p text:style-name="P40"><text:s/>+384 <text:s/>00007fff9a512280 <text:s/>000000000000000a</text:p>
      <text:p text:style-name="P40"><text:s/>+376 <text:s/>00007fff9a512278 <text:s/>0000000000000010</text:p>
      <text:p text:style-name="P40"/>
      <text:p text:style-name="P40"><text:s/>+368 <text:s/>00007fff9a512270 <text:s/>0000000000000000</text:p>
      <text:p text:style-name="P40"><text:s/>+360 <text:s/>00007fff9a512268 <text:s/>0000000100401900</text:p>
      <text:p text:style-name="P40"/>
      <text:p text:style-name="P40"><text:s/>+352 <text:s/>00007fff9a512260 <text:s/>00007fff9a512388</text:p>
      <text:p text:style-name="P40"><text:s/>+344 <text:s/>00007fff9a512258 <text:s/>00000000004011ac</text:p>
      <text:p text:style-name="P40"/>
      <text:p text:style-name="P40"><text:s/>+336 <text:s/>00007fff9a512250 <text:s/>00007fff9a512290</text:p>
      <text:p text:style-name="P40"><text:s/>+328 <text:s/>00007fff9a512248 <text:s/>4b5c0f18727e9800</text:p>
      <text:p text:style-name="P40"/>
      <text:p text:style-name="P40"><text:s/>+320 <text:s/>00007fff9a512240 <text:s/>fffffffffffffff7</text:p>
      <text:p text:style-name="P40"><text:s/>+312 <text:s/>00007fff9a512238 <text:s/>ffffffffffffffff</text:p>
      <text:p text:style-name="P40"/>
      <text:p text:style-name="P40"><text:s/>+304 <text:s/>00007fff9a512230 <text:s/>0000000000000003</text:p>
      <text:p text:style-name="P40"><text:s/>+296 <text:s/>00007fff9a512228 <text:s/>0000000000000020</text:p>
      <text:p text:style-name="P40"/>
      <text:p text:style-name="P40"><text:s/>+288 <text:s/>00007fff9a512220 <text:s/>0000000000000000</text:p>
      <text:p text:style-name="P40"><text:s/>+280 <text:s/>00007fff9a512218 <text:s/>0000000000401252</text:p>
      <text:p text:style-name="P40"/>
      <text:p text:style-name="P40"><text:s/>+272 <text:s/>00007fff9a512210 <text:s/>00007fff9a512250</text:p>
      <text:p text:style-name="P40"><text:s/>+264 <text:s/>00007fff9a512208 <text:s/>0000000000d6a2c0</text:p>
      <text:p text:style-name="P40"/>
      <text:p text:style-name="P40"><text:s/>+256 <text:s/>00007fff9a512200 <text:s/>fffffffffffffffe</text:p>
      <text:p text:style-name="P40"><text:s/>+248 <text:s/>00007fff9a5121f8 <text:s/>00000000004012fb</text:p>
      <text:p text:style-name="P40"/>
      <text:p text:style-name="P40"><text:s/>+240 <text:s/>00007fff9a5121f0 <text:s/>00007fff9a512210</text:p>
      <text:p text:style-name="P40"><text:s/>+232 <text:s/>00007fff9a5121e8 <text:s/>4b5c0f18727e9800</text:p>
      <text:p text:style-name="P40"/>
      <text:p text:style-name="P40"><text:s/>+224 <text:s/>00007fff9a5121e0 <text:s/>0079616468747269</text:p>
      <text:p text:style-name="P40"><text:s/>+216 <text:s/>00007fff9a5121d8 <text:s/>4220797070614810</text:p>
      <text:p text:style-name="P40"/>
      <text:p text:style-name="P40"><text:s/>+208 <text:s/>00007fff9a5121d0 <text:s/>fffffffffffffffd</text:p>
      <text:p text:style-name="P40"><text:s/>+200 <text:s/>00007fff9a5121c8 <text:s/>fffffffffffffffe</text:p>
      <text:p text:style-name="P40"><text:soft-page-break/></text:p>
      <text:p text:style-name="P40"><text:s/>+192 <text:s/>00007fff9a5121c0 <text:s/>ffffffffffffffff</text:p>
      <text:p text:style-name="P40"><text:s/>+184 <text:s/>00007fff9a5121b8 <text:s/>400c000000000000</text:p>
      <text:p text:style-name="P40"/>
      <text:p text:style-name="P40"><text:s/>+176 <text:s/>00007fff9a5121b0 <text:s/>00000000004013d3</text:p>
      <text:p text:style-name="P40"><text:s/>+168 <text:s/>00007fff9a5121a8 <text:s/>0000000000000005</text:p>
      <text:p text:style-name="P40"/>
      <text:p text:style-name="P40"><text:s/>+160 <text:s/>00007fff9a5121a0 <text:s/>0000000000000002</text:p>
      <text:p text:style-name="P40"><text:s/>+152 <text:s/>00007fff9a512198 <text:s/>fffffffffffffffd</text:p>
      <text:p text:style-name="P40"/>
      <text:p text:style-name="P40"><text:s/>+144 <text:s/>00007fff9a512190 <text:s/>00007fb3c0346788</text:p>
      <text:p text:style-name="P40"><text:s/>+136 <text:s/>00007fff9a512188 <text:s/>00000000004013dc</text:p>
      <text:p text:style-name="P40"/>
      <text:p text:style-name="P40"><text:s/>+128 <text:s/>00007fff9a512180 <text:s/>00007fff9a5121f0</text:p>
      <text:p text:style-name="P40"><text:s/>+120 <text:s/>00007fff9a512178 <text:s/>0000000000401900</text:p>
      <text:p text:style-name="P40"/>
      <text:p text:style-name="P40"><text:s/>+112 <text:s/>00007fff9a512170 <text:s/>0000000000401900</text:p>
      <text:p text:style-name="P40"><text:s/>+104 <text:s/>00007fff9a512168 <text:s/>00007fb3c0267077</text:p>
      <text:p text:style-name="P40"/>
      <text:p text:style-name="P40"><text:s text:c="2"/>+96 <text:s/>00007fff9a512160 <text:s/>000000000000001a</text:p>
      <text:p text:style-name="P40"><text:s text:c="2"/>+88 <text:s/>00007fff9a512158 <text:s/>0000000000000191</text:p>
      <text:p text:style-name="P40"/>
      <text:p text:style-name="P40"><text:s text:c="2"/>+80 <text:s/>00007fff9a512150 <text:s/>0000000000000002</text:p>
      <text:p text:style-name="P40"><text:s text:c="2"/>+72 <text:s/>00007fff9a512148 <text:s/>000000000000002d</text:p>
      <text:p text:style-name="P40"/>
      <text:p text:style-name="P40"><text:s text:c="2"/>+64 <text:s/>00007fff9a512140 <text:s/>000000000000005a</text:p>
      <text:p text:style-name="P40"><text:s text:c="2"/>+56 <text:s/>00007fff9a512138 <text:s/>00000000004021fb</text:p>
      <text:p text:style-name="P40"/>
      <text:p text:style-name="P40"><text:s text:c="2"/>+48 <text:s/>00007fff9a512130 <text:s/>0000000000000246</text:p>
      <text:p text:style-name="P40"><text:s text:c="2"/>+40 <text:s/>00007fff9a512128 <text:s/>0000000000401070</text:p>
      <text:p text:style-name="P40"/>
      <text:p text:style-name="P40"><text:s text:c="2"/>+32 <text:s/>00007fff9a512120 <text:s/>00007fff9a512380</text:p>
      <text:p text:style-name="P40"><text:s text:c="2"/>+24 <text:s/>00007fff9a512118 <text:s/>0000000000000000</text:p>
      <text:p text:style-name="P40"/>
      <text:p text:style-name="P40"><text:s text:c="2"/>+16 <text:s/>00007fff9a512110 <text:s/>0000000000000000</text:p>
      <text:p text:style-name="P40"><text:s text:c="3"/>+8 <text:s/>00007fff9a512108 <text:s/>0000000000000246</text:p>
      <text:p text:style-name="P40"/>
      <text:p text:style-name="P40"><text:s text:c="3"/>+0 <text:s/>00007fff9a512100 <text:s/>ffffffffffffff9d</text:p>
      <text:p text:style-name="P40"><text:s text:c="3"/>-8 <text:s/>00007fff9a5120f8 <text:s/>000000000040182b</text:p>
      <text:p text:style-name="P40"/>
      <text:p text:style-name="P40"><text:s text:c="2"/>-16 <text:s/>00007fff9a5120f0 <text:s/>00007fff9a512180</text:p>
      <text:p text:style-name="P40"><text:s text:c="2"/>-24 <text:s/>00007fff9a5120e8 <text:s/>00000000000001f4</text:p>
      <text:p text:style-name="P25"/>
      <text:p text:style-name="P25"/>
      <text:p text:style-name="P25"/>
      <text:p text:style-name="P9">Programming</text:p>
      <text:p text:style-name="P25"/>
      <text:p text:style-name="P25"><text:span text:style-name="T14">18. <text:s/></text:span>One part of the specification document asks for the user to input his (or her) age.</text:p>
      <text:p text:style-name="P25"/>
      <text:p text:style-name="P25">Here is one possible dialog</text:p>
      <text:p text:style-name="P25"/>
      <text:p text:style-name="P25"><text:tab/><text:span text:style-name="T6">Please enter your age or cntl+d to decline: 28</text:span></text:p>
      <text:p text:style-name="P25"><text:tab/><text:span text:style-name="T6">Thank you. <text:s/>Your age is recorded as 28.</text:span></text:p>
      <text:p text:style-name="P25"/>
      <text:p text:style-name="P28">Here is the other possible dialog</text:p>
      <text:p text:style-name="P28"/>
      <text:p text:style-name="P27"><text:tab/><text:span text:style-name="T6">Please enter your age or cntl+d to decline:</text:span> <text:s text:c="2"/><text:span text:style-name="T5">&lt;cntl+d entered here&gt;</text:span></text:p>
      <text:p text:style-name="P27"><text:tab/><text:span text:style-name="T6">Thank you. <text:s/>Your age is recorded as </text:span><text:span text:style-name="T7">Decline to State</text:span></text:p>
      <text:p text:style-name="P27"/>
      <text:p text:style-name="P28">Write a fragment of assembly instructions that will produce the two dialogs.</text:p>
      <text:p text:style-name="P28"/>
      <text:p text:style-name="P28"/>
      <text:p text:style-name="P28"/>
      <text:p text:style-name="P28"/>
      <text:p text:style-name="P59">Segment .data</text:p>
      <text:p text:style-name="P59"><text:tab/>ask_prompt db “Please enter your age or cntl+d to decline: “, 10, 0</text:p>
      <text:p text:style-name="P59"><text:tab/>show_prompt db “Thank you. <text:s/>Your age is recorded as %d.”, 10, 0</text:p>
      <text:p text:style-name="P60"><text:tab/><text:span text:style-name="T23">declined_prompt db </text:span>“Thank you. <text:s/>Your age is recorded as <text:span text:style-name="T23">Decline to State</text:span>”, 10, 0</text:p>
      <text:p text:style-name="P59"><text:tab/>input_format db “%d”, 0</text:p>
      <text:p text:style-name="P59"/>
      <text:p text:style-name="P59">segment .text</text:p>
      <text:p text:style-name="P59"><text:tab/>;<text:span text:style-name="T23">start backup</text:span></text:p>
      <text:p text:style-name="P59"/>
      <text:p text:style-name="P59"><text:tab/>;<text:span text:style-name="T23">end backup</text:span></text:p>
      <text:p text:style-name="P59"><text:tab/></text:p>
      <text:p text:style-name="P59"><text:tab/><text:span text:style-name="T23">push qword 0</text:span></text:p>
      <text:p text:style-name="P59"/>
      <text:p text:style-name="P59"><text:tab/><text:span text:style-name="T23">push qword 0</text:span></text:p>
      <text:p text:style-name="P59"><text:tab/><text:span text:style-name="T23">mov rax, 0</text:span></text:p>
      <text:p text:style-name="P59"><text:tab/><text:span text:style-name="T23">mov rdi, ask_prompt</text:span></text:p>
      <text:p text:style-name="P59"><text:tab/><text:span text:style-name="T23">call printf</text:span></text:p>
      <text:p text:style-name="P59"><text:tab/><text:span text:style-name="T23">pop rax</text:span></text:p>
      <text:p text:style-name="P59"/>
      <text:p text:style-name="P59"><text:tab/>mov rax, 0</text:p>
      <text:p text:style-name="P59"><text:s text:c="2"/><text:tab/>mov rdi, float_format</text:p>
      <text:p text:style-name="P59"><text:s text:c="2"/><text:tab/>push qword 0</text:p>
      <text:p text:style-name="P59"><text:s text:c="2"/><text:tab/>mov rsi, rsp</text:p>
      <text:p text:style-name="P59"><text:s text:c="2"/><text:tab/>call scanf</text:p>
      <text:p text:style-name="P59"/>
      <text:p text:style-name="P59"><text:tab/><text:span text:style-name="T23">cdqe</text:span></text:p>
      <text:p text:style-name="P59"><text:tab/><text:span text:style-name="T23">cmp rax, -1</text:span></text:p>
      <text:p text:style-name="P59"><text:tab/><text:span text:style-name="T23">je declined</text:span></text:p>
      <text:p text:style-name="P59"/>
      <text:p text:style-name="P59"><text:tab/><text:span text:style-name="T23">pop r12</text:span></text:p>
      <text:p text:style-name="P60"><text:soft-page-break/><text:tab/><text:span text:style-name="T23">push qword 0</text:span></text:p>
      <text:p text:style-name="P60"><text:tab/><text:span text:style-name="T23">mov rax, 0</text:span></text:p>
      <text:p text:style-name="P60"><text:tab/><text:span text:style-name="T23">mov rdi, show_prompt</text:span></text:p>
      <text:p text:style-name="P60"><text:tab/><text:span text:style-name="T23">mov rsi, r12</text:span></text:p>
      <text:p text:style-name="P60"><text:tab/><text:span text:style-name="T23">call printf</text:span></text:p>
      <text:p text:style-name="P60"><text:tab/><text:span text:style-name="T23">pop rax</text:span></text:p>
      <text:p text:style-name="P59"/>
      <text:p text:style-name="P61">declined:</text:p>
      <text:p text:style-name="P61"><text:tab/>push qword 0</text:p>
      <text:p text:style-name="P60"><text:tab/><text:span text:style-name="T23">mov rax, 0</text:span></text:p>
      <text:p text:style-name="P60"><text:tab/><text:span text:style-name="T23">mov rdi, declined_prompt</text:span></text:p>
      <text:p text:style-name="P60"><text:tab/><text:span text:style-name="T23">call printf</text:span></text:p>
      <text:p text:style-name="P60"><text:tab/><text:span text:style-name="T23">pop rax</text:span></text:p>
      <text:p text:style-name="P60"/>
      <text:p text:style-name="P61">exit:</text:p>
      <text:p text:style-name="P61"><text:tab/>pop rax</text:p>
      <text:p text:style-name="P61">;start restore registers</text:p>
      <text:p text:style-name="P61"/>
      <text:p text:style-name="P61">;end restore registers</text:p>
      <text:p text:style-name="P6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>Open source software maintenance</text:p>
      <text:p text:style-name="P28"/>
      <text:p text:style-name="P28"/>
      <text:p text:style-name="P28"><text:span text:style-name="T14">19. <text:s/></text:span>Suppose you read an online blog about the program guvcview. <text:s/>The blogger says it is available in the usual repository. <text:s/>How do you install it in your own com<text:span text:style-name="T8">puter?</text:span></text:p>
      <text:p text:style-name="P28"/>
      <text:p text:style-name="P28">Sudo apt install guvcview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14">20. <text:s/></text:span>How do you get a list of all the installed program<text:span text:style-name="T12">s</text:span> in your own computer?</text:p>
      <text:p text:style-name="P29"/>
      <text:p text:style-name="P29"/>
      <text:p text:style-name="P29">Apt list --installed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1">Functions</text:p>
      <text:p text:style-name="P29"/>
      <text:p text:style-name="P29"><text:span text:style-name="T14">21. <text:s/></text:span>Which GPRs are preserved during any function call?</text:p>
      <text:p text:style-name="P29"/>
      <text:p text:style-name="P29"/>
      <text:p text:style-name="P29">rbx, rbp, r12, r13, r14, r15</text:p>
      <text:p text:style-name="P29"/>
      <text:p text:style-name="P11">GDB</text:p>
      <text:p text:style-name="P29"/>
      <text:p text:style-name="P29"/>
      <text:p text:style-name="P29"/>
      <text:p text:style-name="P38"><text:span text:style-name="T14">22. <text:s/></text:span>What GDB command could have created the following output?</text:p>
      <text:p text:style-name="P38"/>
      <text:p text:style-name="P41">0x7fffffffde70:<text:tab/>0x00<text:tab/>0x00<text:tab/>0x00<text:tab/>0x00<text:tab/>0x00<text:tab/>0x00<text:tab/>0x00<text:tab/>0x00</text:p>
      <text:p text:style-name="P41">0x7fffffffde78:<text:tab/>0xb3<text:tab/>0x60<text:tab/>0xde<text:tab/>0xf7<text:tab/>0xff<text:tab/>0x7f<text:tab/>0x00<text:tab/>0x00</text:p>
      <text:p text:style-name="P41">0x7fffffffde80:<text:tab/>0x20<text:tab/>0xc6<text:tab/>0xff<text:tab/>0xf7<text:tab/>0xff<text:tab/>0x7f<text:tab/>0x00<text:tab/>0x00</text:p>
      <text:p text:style-name="P41">0x7fffffffde88:<text:tab/>0x68<text:tab/>0xdf<text:tab/>0xff<text:tab/>0xff<text:tab/>0xff<text:tab/>0x7f<text:tab/>0x00<text:tab/>0x00</text:p>
      <text:p text:style-name="P41">0x7fffffffde90:<text:tab/>0x00<text:tab/>0x00<text:tab/>0x00<text:tab/>0x00<text:tab/>0x01<text:tab/>0x00<text:tab/>0x00<text:tab/>0x00</text:p>
      <text:p text:style-name="P41">0x7fffffffde98:<text:tab/>0x96<text:tab/>0x11<text:tab/>0x40<text:tab/>0x00<text:tab/>0x00<text:tab/>0x00<text:tab/>0x00<text:tab/>0x00</text:p>
      <text:p text:style-name="P41">0x7fffffffdea0:<text:tab/>0x10<text:tab/>0x16<text:tab/>0x40<text:tab/>0x00<text:tab/>0x00<text:tab/>0x00<text:tab/>0x00<text:tab/>0x00</text:p>
      <text:p text:style-name="P41">0x7fffffffdea8:<text:tab/>0x7a<text:tab/>0x64<text:tab/>0x4e<text:tab/>0xd9<text:tab/>0x7e<text:tab/>0x0d<text:tab/>0x3a<text:tab/>0x84</text:p>
      <text:p text:style-name="P41">0x7fffffffdeb0:<text:tab/>0xb0<text:tab/>0x10<text:tab/>0x40<text:tab/>0x00<text:tab/>0x00<text:tab/>0x00<text:tab/>0x00<text:tab/>0x00</text:p>
      <text:p text:style-name="P41">0x7fffffffdeb8:<text:tab/>0x60<text:tab/>0xdf<text:tab/>0xff<text:tab/>0xff<text:tab/>0xff<text:tab/>0x7f<text:tab/>0x00<text:tab/>0x00</text:p>
      <text:p text:style-name="P41">0x7fffffffdec0:<text:tab/>0x00<text:tab/>0x00<text:tab/>0x00<text:tab/>0x00<text:tab/>0x00<text:tab/>0x00<text:tab/>0x00<text:tab/>0x00</text:p>
      <text:p text:style-name="P41">0x7fffffffdec8:<text:tab/>0x00<text:tab/>0x00<text:tab/>0x00<text:tab/>0x00<text:tab/>0x00<text:tab/>0x00<text:tab/>0x00<text:tab/>0x00</text:p>
      <text:p text:style-name="P41">0x7fffffffded0:<text:tab/>0x7a<text:tab/>0x64<text:tab/>0x4e<text:tab/>0x64</text:p>
      <text:p text:style-name="P30"/>
      <text:p text:style-name="P30"/>
      <text:p text:style-name="P30">x/100xb $rsp</text:p>
      <text:p text:style-name="P30"/>
      <text:p text:style-name="P30"/>
      <text:p text:style-name="P30"/>
      <text:p text:style-name="P30"/>
      <text:p text:style-name="P30"/>
      <text:p text:style-name="P31"><text:span text:style-name="T14">23. <text:s/></text:span>What is the GDB command that will output the low half of xmm10 in decimal floating</text:p>
      <text:p text:style-name="P31"/>
      <text:p text:style-name="P31">p/f $xmm10.v2_int64[0]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><text:span text:style-name="T14">24. <text:s/></text:span>Consider this array declaration: <text:s text:c="4"/>guide resq 200 </text:p>
      <text:p text:style-name="P31"/>
      <text:p text:style-name="P31">What is the GDB command that will output the first 5 numbers of guide in decimal float format along with the addresses of those numbers?</text:p>
      <text:p text:style-name="P31"/>
      <text:p text:style-name="P31"/>
      <text:p text:style-name="P54">p/5f &amp;guide</text:p>
      <text:p text:style-name="P32"><text:span text:style-name="T14">25. <text:s/></text:span>Suppose count is declared like this.</text:p>
      <text:p text:style-name="P31"><text:tab/><text:span text:style-name="T9">long</text:span> * count = new <text:span text:style-name="T9">long</text:span>;</text:p>
      <text:p text:style-name="P31"><text:tab/>*count = 27;</text:p>
      <text:p text:style-name="P31"/>
      <text:p text:style-name="P31">What is the gdb command that will show the address of count?</text:p>
      <text:p text:style-name="P31"/>
      <text:p text:style-name="P31"/>
      <text:p text:style-name="P55">p/x $count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//<text:span text:style-name="T12">End of test questions.</text:span></text:p>
      <text:p text:style-name="P37">Post test</text:p>
      <text:p text:style-name="P33"/>
      <text:p text:style-name="P33"/>
      <text:p text:style-name="P33">Watch the clock: be sure to submit this test document with a time stamp before the official ending time.</text:p>
      <text:p text:style-name="P33"/>
      <text:p text:style-name="P33">The time of submission is a serious matter. <text:s/>A test received one minute past the due time will not be read. <text:s/>A zero will be recorded. <text:s/>Don’t take the chance.</text:p>
      <text:p text:style-name="P33"/>
      <text:p text:style-name="P34">A failure in your equipment will not get you extended time. <text:s/></text:p>
      <text:p text:style-name="P33"/>
      <text:p text:style-name="P33"/>
      <text:p text:style-name="P33">If any answer is empty be sure to write in “blank”.</text:p>
      <text:p text:style-name="P33"/>
      <text:p text:style-name="P33"/>
      <text:p text:style-name="P33">If any answer is composed of random guesses replace the answer with “blank”. <text:s/>Don’ take the chance of getting a zero.</text:p>
      <text:p text:style-name="P33"/>
      <text:p text:style-name="P33"/>
      <text:p text:style-name="P33">Digitally sign <text:span text:style-name="T10">here: </text:span><text:span text:style-name="T17">Salvador Felipe</text:span></text:p>
      <text:p text:style-name="P33"/>
      <text:p text:style-name="P33"/>
      <text:p text:style-name="P33"/>
      <text:p text:style-name="P35">Your preferred email: <text:span text:style-name="T17">sfel@csu.fullerton.edu</text:span></text:p>
      <text:p text:style-name="P35"/>
      <text:p text:style-name="P35"/>
      <text:p text:style-name="P35"/>
      <text:p text:style-name="P35">Send the document to holliday@ fullerton.edu</text:p>
      <text:p text:style-name="P35"/>
      <text:p text:style-name="P35">“Send the document” is not equal to “Send the link”.</text:p>
      <text:p text:style-name="P35"/>
      <text:p text:style-name="P35">Any email bringing a link will be deleted because a link is not a document.</text:p>
      <text:p text:style-name="P35"/>
      <text:p text:style-name="P35">Tests sent to the wrong address cannot be resent after the ending time.</text:p>
      <text:p text:style-name="P35"/>
      <text:p text:style-name="P35">Failure of the email client to correctly perform a send is treated as a “not sent”.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6.2$Linux_X86_64 LibreOffice_project/30$Build-2</meta:generator>
    <meta:editing-cycles>0</meta:editing-cycles>
    <meta:editing-duration>P0D</meta:editing-duration>
    <meta:document-statistic meta:table-count="0" meta:image-count="0" meta:object-count="1" meta:page-count="20" meta:paragraph-count="278" meta:word-count="1934" meta:character-count="11784" meta:non-whitespace-character-count="9801"/>
  </office:meta>
</office:document-meta>
</file>

<file path=Object 1/content.xml><?xml version="1.0" encoding="utf-8"?>
<math xmlns="http://www.w3.org/1998/Math/MathML" display="block">
  <semantics>
    <mrow>
      <mn>2</mn>
      <mfrac>
        <mn>4</mn>
        <mn>9</mn>
      </mfrac>
    </mrow>
    <annotation encoding="StarMath 5.0">2 {4} over {9} </annotation>
  </semantics>
</math>
</file>